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SessionFactory.getSession( String jcrRepository , String username , String password , Repository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sitorySessionFactory.RepositorySess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